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fo:background-color="#f6f8fa" loext:padding="0in" loext:border="none"/>
    </style:style>
    <style:style style:name="P2" style:family="paragraph" style:parent-style-name="Text_20_body">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 style:family="paragraph" style:parent-style-name="Heading_20_3">
      <style:paragraph-properties fo:margin-left="0in" fo:margin-right="0in" fo:margin-top="0in" fo:margin-bottom="0.1665in" style:contextual-spacing="false" fo:line-height="115%" fo:text-indent="0in" style:auto-text-indent="false"/>
      <style:text-properties fo:font-size="15pt" fo:font-weight="bold"/>
    </style:style>
    <style:style style:name="P4" style:family="paragraph" style:parent-style-name="Text_20_body" style:list-style-name="L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 style:family="paragraph" style:parent-style-name="Text_20_body" style:list-style-name="L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 style:family="paragraph" style:parent-style-name="Text_20_body" style:list-style-name="L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 style:family="paragraph" style:parent-style-name="Text_20_body" style:list-style-name="L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 style:family="paragraph" style:parent-style-name="Text_20_body" style:list-style-name="L4">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9" style:family="paragraph" style:parent-style-name="Text_20_body" style:list-style-name="L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0" style:family="paragraph" style:parent-style-name="Text_20_body" style:list-style-name="L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1" style:family="paragraph" style:parent-style-name="Text_20_body" style:list-style-name="L6">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2" style:family="paragraph" style:parent-style-name="Text_20_body" style:list-style-name="L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3" style:family="paragraph" style:parent-style-name="Text_20_body" style:list-style-name="L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4" style:family="paragraph" style:parent-style-name="Text_20_body" style:list-style-name="L8">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5" style:family="paragraph" style:parent-style-name="Text_20_body" style:list-style-name="L9">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6" style:family="paragraph" style:parent-style-name="Text_20_body" style:list-style-name="L1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7" style:family="paragraph" style:parent-style-name="Text_20_body" style:list-style-name="L1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8" style:family="paragraph" style:parent-style-name="Text_20_body" style:list-style-name="L1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19" style:family="paragraph" style:parent-style-name="Text_20_body" style:list-style-name="L12">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0" style:family="paragraph" style:parent-style-name="Text_20_body" style:list-style-name="L1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1" style:family="paragraph" style:parent-style-name="Text_20_body" style:list-style-name="L1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2" style:family="paragraph" style:parent-style-name="Text_20_body" style:list-style-name="L14">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3" style:family="paragraph" style:parent-style-name="Text_20_body" style:list-style-name="L1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4" style:family="paragraph" style:parent-style-name="Text_20_body" style:list-style-name="L1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5" style:family="paragraph" style:parent-style-name="Text_20_body" style:list-style-name="L1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6" style:family="paragraph" style:parent-style-name="Text_20_body" style:list-style-name="L1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7" style:family="paragraph" style:parent-style-name="Text_20_body" style:list-style-name="L18">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8" style:family="paragraph" style:parent-style-name="Text_20_body" style:list-style-name="L19">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2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fo:background-color="#f6f8fa" loext:padding="0in" loext:border="none"/>
    </style:style>
    <style:style style:name="P30" style:family="paragraph" style:parent-style-name="Text_20_body" style:list-style-name="L2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1" style:family="paragraph" style:parent-style-name="Text_20_body" style:list-style-name="L2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2" style:family="paragraph" style:parent-style-name="Text_20_body" style:list-style-name="L2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3" style:family="paragraph" style:parent-style-name="Text_20_body" style:list-style-name="L2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4" style:family="paragraph" style:parent-style-name="Text_20_body" style:list-style-name="L2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5" style:family="paragraph" style:parent-style-name="Text_20_body" style:list-style-name="L2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6" style:family="paragraph" style:parent-style-name="Text_20_body" style:list-style-name="L2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7" style:family="paragraph" style:parent-style-name="Text_20_body" style:list-style-name="L2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8" style:family="paragraph" style:parent-style-name="Text_20_body" style:list-style-name="L2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39" style:family="paragraph" style:parent-style-name="Text_20_body" style:list-style-name="L29">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0" style:family="paragraph" style:parent-style-name="Text_20_body" style:list-style-name="L3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1" style:family="paragraph" style:parent-style-name="Text_20_body" style:list-style-name="L3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2" style:family="paragraph" style:parent-style-name="Text_20_body" style:list-style-name="L3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3" style:family="paragraph" style:parent-style-name="Text_20_body" style:list-style-name="L3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4" style:family="paragraph" style:parent-style-name="Text_20_body" style:list-style-name="L3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5" style:family="paragraph" style:parent-style-name="Text_20_body" style:list-style-name="L3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6" style:family="paragraph" style:parent-style-name="Text_20_body" style:list-style-name="L3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7" style:family="paragraph" style:parent-style-name="Text_20_body" style:list-style-name="L3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8" style:family="paragraph" style:parent-style-name="Text_20_body" style:list-style-name="L3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49" style:family="paragraph" style:parent-style-name="Text_20_body" style:list-style-name="L39">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0" style:family="paragraph" style:parent-style-name="Text_20_body">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1" style:family="paragraph" style:parent-style-name="Text_20_body" style:list-style-name="L4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2" style:family="paragraph" style:parent-style-name="Text_20_body" style:list-style-name="L4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3" style:family="paragraph" style:parent-style-name="Text_20_body" style:list-style-name="L4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4" style:family="paragraph" style:parent-style-name="Text_20_body" style:list-style-name="L4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5" style:family="paragraph" style:parent-style-name="Text_20_body" style:list-style-name="L4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6" style:family="paragraph" style:parent-style-name="Text_20_body" style:list-style-name="L4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7" style:family="paragraph" style:parent-style-name="Text_20_body" style:list-style-name="L4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8" style:family="paragraph" style:parent-style-name="Text_20_body" style:list-style-name="L4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59" style:family="paragraph" style:parent-style-name="Text_20_body" style:list-style-name="L4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0" style:family="paragraph" style:parent-style-name="Text_20_body" style:list-style-name="L49">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1" style:family="paragraph" style:parent-style-name="Text_20_body" style:list-style-name="L49">
      <style:paragraph-properties fo:margin-left="0in" fo:margin-right="0in" fo:margin-top="0in" fo:margin-bottom="0.1665in" style:contextual-spacing="false" fo:line-height="150%" fo:orphans="2" fo:widows="2" fo:text-indent="0in" style:auto-text-indent="false"/>
    </style:style>
    <style:style style:name="P62" style:family="paragraph" style:parent-style-name="Text_20_body" style:list-style-name="L5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3" style:family="paragraph" style:parent-style-name="Text_20_body" style:list-style-name="L5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4" style:family="paragraph" style:parent-style-name="Text_20_body" style:list-style-name="L5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5" style:family="paragraph" style:parent-style-name="Text_20_body" style:list-style-name="L5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6" style:family="paragraph" style:parent-style-name="Text_20_body" style:list-style-name="L53">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7" style:family="paragraph" style:parent-style-name="Text_20_body" style:list-style-name="L5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8" style:family="paragraph" style:parent-style-name="Text_20_body" style:list-style-name="L5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69" style:family="paragraph" style:parent-style-name="Text_20_body" style:list-style-name="L56">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0" style:family="paragraph" style:parent-style-name="Text_20_body" style:list-style-name="L5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1" style:family="paragraph" style:parent-style-name="Text_20_body" style:list-style-name="L58">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2" style:family="paragraph" style:parent-style-name="Text_20_body" style:list-style-name="L58">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3" style:family="paragraph" style:parent-style-name="Text_20_body" style:list-style-name="L59">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4" style:family="paragraph" style:parent-style-name="Text_20_body" style:list-style-name="L60">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5" style:family="paragraph" style:parent-style-name="Text_20_body" style:list-style-name="L60">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6" style:family="paragraph" style:parent-style-name="Text_20_body" style:list-style-name="L61">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7" style:family="paragraph" style:parent-style-name="Text_20_body" style:list-style-name="L62">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8" style:family="paragraph" style:parent-style-name="Text_20_body" style:list-style-name="L63">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79" style:family="paragraph" style:parent-style-name="Text_20_body" style:list-style-name="L63">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0" style:family="paragraph" style:parent-style-name="Text_20_body" style:list-style-name="L64">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1" style:family="paragraph" style:parent-style-name="Text_20_body" style:list-style-name="L65">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2" style:family="paragraph" style:parent-style-name="Text_20_body" style:list-style-name="L65">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3" style:family="paragraph" style:parent-style-name="Text_20_body" style:list-style-name="L66">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4" style:family="paragraph" style:parent-style-name="Text_20_body" style:list-style-name="L67">
      <style:paragraph-properties fo:margin-left="0in" fo:margin-right="0in" fo:margin-top="0in" fo:margin-bottom="0.1665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5" style:family="paragraph" style:parent-style-name="Text_20_body" style:list-style-name="L67">
      <style:paragraph-properties fo:margin-left="0in" fo:margin-right="0in" fo:margin-top="0in" fo:margin-bottom="0in" style:contextual-spacing="false" fo:line-height="150%" fo:orphans="2" fo:widows="2" fo:text-indent="0in" style:auto-text-indent="false"/>
      <style:text-properties fo:font-variant="normal" fo:text-transform="none" fo:color="#1f2328" loext:opacity="100%" style:font-name="apple-system" fo:font-size="12pt" fo:letter-spacing="normal" fo:font-style="normal" fo:font-weight="normal" loext:padding="0in" loext:border="none"/>
    </style:style>
    <style:style style:name="P86" style:family="paragraph" style:parent-style-name="Text_20_body">
      <style:paragraph-properties fo:margin-left="0in" fo:margin-right="0in" fo:margin-top="0in" fo:margin-bottom="0.1665in" style:contextual-spacing="false" fo:orphans="2" fo:widows="2" fo:text-indent="0in" style:auto-text-indent="false"/>
    </style:style>
    <style:style style:name="T1" style:family="text">
      <style:text-properties fo:font-variant="normal" fo:text-transform="none" fo:color="#1f2328" loext:opacity="100%" style:font-name="apple-system" fo:font-size="12pt" fo:letter-spacing="normal" fo:font-style="normal" fo:font-weight="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has many years since I've installed a driver from a file so I need the steps. At the command line I am at: ~/Drivers/B1260dn_UnifiedLinuxDriver_1.01/cdroot$ ls autorun Linux -- Inside the Linux directory is an install.sh and installer.htm, what is the best way to proceed?</text:p>
      <text:p text:style-name="P2"><draw:frame draw:style-name="fr1" draw:name="Frame1" text:anchor-type="char" svg:width="0.0161in" draw:z-index="0"><draw:text-box fo:min-height="0.0161in"><text:h text:style-name="P3" text:outline-level="3">Copilot said: Great — you’re in the right place.</text:h></draw:text-box></draw:frame>Great — you’re in the right place. The package you have is a Brother “unified” Linux driver and the quickest, safest way is to run the provided installer script or install the .deb/.rpm packages that ship with it. Below are concise, copy‑pasteable steps for the common cases and quick troubleshooting notes.</text:p>
      <text:list text:style-name="L1">
        <text:list-item>
          <text:p text:style-name="P4">Look at what’s in the Linux directory Run these so you know what type of installer is present:</text:p>
        </text:list-item>
      </text:list>
      <text:list text:style-name="L2">
        <text:list-item>
          <text:p text:style-name="P5">ls -la Linux</text:p>
        </text:list-item>
        <text:list-item>
          <text:p text:style-name="P5">ls Linux/*.deb 2&gt;/dev/null || true</text:p>
        </text:list-item>
        <text:list-item>
          <text:p text:style-name="P5">ls Linux/*.rpm 2&gt;/dev/null || true</text:p>
        </text:list-item>
      </text:list>
      <text:p text:style-name="P2">If you see .deb files, follow the “Debian/Ubuntu” section. If you see .rpm files, follow the “RHEL/CentOS/Fedora” section. If you only see install.sh, follow the “Installer script” section.</text:p>
      <text:list text:style-name="L3">
        <text:list-item>
          <text:p text:style-name="P6">Installer script (recommended if present) From your cdroot prompt:</text:p>
        </text:list-item>
      </text:list>
      <text:list text:style-name="L4">
        <text:list-item>
          <text:p text:style-name="P7">cd Linux</text:p>
        </text:list-item>
        <text:list-item>
          <text:p text:style-name="P7">Make the script executable and run it as root:</text:p>
          <text:list>
            <text:list-item>
              <text:p text:style-name="P8">sudo chmod +x install.sh</text:p>
            </text:list-item>
            <text:list-item>
              <text:p text:style-name="P8">sudo ./install.sh If you get “permission denied” or the shell complains, run:</text:p>
            </text:list-item>
            <text:list-item>
              <text:p text:style-name="P8">sudo bash install.sh</text:p>
            </text:list-item>
          </text:list>
        </text:list-item>
      </text:list>
      <text:p text:style-name="P2">What the script usually does: installs the packaged driver files (deb or rpm), registers the printer with CUPS and may prompt for USB/network model and connection type.</text:p>
      <text:list text:style-name="L5">
        <text:list-item>
          <text:p text:style-name="P9">Debian / Ubuntu (if .deb files present) From the driver root or Linux directory:</text:p>
        </text:list-item>
      </text:list>
      <text:list text:style-name="L6">
        <text:list-item>
          <text:p text:style-name="P10">sudo dpkg -i Linux/*.deb</text:p>
        </text:list-item>
        <text:list-item>
          <text:p text:style-name="P10"><text:soft-page-break/>If dpkg reports missing dependencies, fix them:</text:p>
          <text:list>
            <text:list-item>
              <text:p text:style-name="P11">sudo apt update</text:p>
            </text:list-item>
            <text:list-item>
              <text:p text:style-name="P11">sudo apt install -f -y After installation, restart CUPS:</text:p>
            </text:list-item>
          </text:list>
        </text:list-item>
        <text:list-item>
          <text:p text:style-name="P10">sudo systemctl restart cups</text:p>
        </text:list-item>
      </text:list>
      <text:list text:style-name="L7">
        <text:list-item>
          <text:p text:style-name="P12">RHEL / CentOS / Fedora (if .rpm files present) From the driver root or Linux directory:</text:p>
        </text:list-item>
      </text:list>
      <text:list text:style-name="L8">
        <text:list-item>
          <text:p text:style-name="P13">For older systems with rpm:</text:p>
          <text:list>
            <text:list-item>
              <text:p text:style-name="P14">sudo rpm -Uvh Linux/*.rpm</text:p>
            </text:list-item>
          </text:list>
        </text:list-item>
        <text:list-item>
          <text:p text:style-name="P13">For dnf-based systems:</text:p>
          <text:list>
            <text:list-item>
              <text:p text:style-name="P14">sudo dnf install Linux/*.rpm After installation, restart CUPS:</text:p>
            </text:list-item>
          </text:list>
        </text:list-item>
        <text:list-item>
          <text:p text:style-name="P13">sudo systemctl restart cups</text:p>
        </text:list-item>
      </text:list>
      <text:list text:style-name="L9">
        <text:list-item>
          <text:p text:style-name="P15">If the top-level “autorun” exists Sometimes autorun is a wrapper that launches the installer:</text:p>
        </text:list-item>
      </text:list>
      <text:list text:style-name="L10">
        <text:list-item>
          <text:p text:style-name="P16">sudo chmod +x ./autorun</text:p>
        </text:list-item>
        <text:list-item>
          <text:p text:style-name="P16">sudo ./autorun</text:p>
        </text:list-item>
      </text:list>
      <text:list text:style-name="L11">
        <text:list-item>
          <text:p text:style-name="P17">Configure the printer (if installer doesn’t do it)</text:p>
        </text:list-item>
      </text:list>
      <text:list text:style-name="L12">
        <text:list-item>
          <text:p text:style-name="P18">List discovered devices:</text:p>
          <text:list>
            <text:list-item>
              <text:p text:style-name="P19">lpinfo -v</text:p>
            </text:list-item>
          </text:list>
        </text:list-item>
        <text:list-item>
          <text:p text:style-name="P18">Example to add a network printer using IP (adjust device URI and queue name):</text:p>
          <text:list>
            <text:list-item>
              <text:p text:style-name="P19">sudo lpadmin -p BROTHER_B1260 -E -v lpd://192.168.1.50 -m everywhere</text:p>
            </text:list-item>
          </text:list>
        </text:list-item>
        <text:list-item>
          <text:p text:style-name="P18">Set as default:</text:p>
          <text:list>
            <text:list-item>
              <text:p text:style-name="P19">sudo lpadmin -d BROTHER_B1260</text:p>
            </text:list-item>
          </text:list>
        </text:list-item>
        <text:list-item>
          <text:p text:style-name="P18">Print test page:</text:p>
          <text:list>
            <text:list-item>
              <text:p text:style-name="P19"><text:soft-page-break/>lp -d BROTHER_B1260 /usr/share/cups/data/testprint</text:p>
            </text:list-item>
          </text:list>
        </text:list-item>
      </text:list>
      <text:list text:style-name="L13">
        <text:list-item>
          <text:p text:style-name="P20">Common problems &amp; fixes</text:p>
        </text:list-item>
      </text:list>
      <text:list text:style-name="L14">
        <text:list-item>
          <text:p text:style-name="P21">Missing dependencies (32-bit driver on 64-bit OS): on Debian/Ubuntu you may need multiarch support:</text:p>
          <text:list>
            <text:list-item>
              <text:p text:style-name="P22">sudo dpkg --add-architecture i386</text:p>
            </text:list-item>
            <text:list-item>
              <text:p text:style-name="P22">sudo apt update</text:p>
            </text:list-item>
            <text:list-item>
              <text:p text:style-name="P22">sudo apt install libc6:i386 libstdc++6:i386 -y</text:p>
            </text:list-item>
          </text:list>
        </text:list-item>
        <text:list-item>
          <text:p text:style-name="P21">If CUPS won’t start or printer not visible:</text:p>
          <text:list>
            <text:list-item>
              <text:p text:style-name="P22">sudo systemctl status cups</text:p>
            </text:list-item>
            <text:list-item>
              <text:p text:style-name="P22">sudo journalctl -u cups -n 200</text:p>
            </text:list-item>
            <text:list-item>
              <text:p text:style-name="P22">sudo tail -n 200 /var/log/cups/error_log</text:p>
            </text:list-item>
          </text:list>
        </text:list-item>
        <text:list-item>
          <text:p text:style-name="P21">SELinux blocking (RHEL/Fedora): check audit logs (sudo ausearch -m AVC) and temporarily test permissive mode:</text:p>
          <text:list>
            <text:list-item>
              <text:p text:style-name="P22">sudo setenforce 0 (don’t leave this permanent; only for testing)</text:p>
            </text:list-item>
          </text:list>
        </text:list-item>
        <text:list-item>
          <text:p text:style-name="P21">If dpkg/rpm reports files already exist from another Brother package, remove conflicting package first:</text:p>
          <text:list>
            <text:list-item>
              <text:p text:style-name="P22">Debian/Ubuntu: sudo dpkg -r &lt;package-name&gt;</text:p>
            </text:list-item>
            <text:list-item>
              <text:p text:style-name="P22">RHEL: sudo rpm -e &lt;package-name&gt;</text:p>
            </text:list-item>
          </text:list>
        </text:list-item>
      </text:list>
      <text:list text:style-name="L15">
        <text:list-item>
          <text:p text:style-name="P23">Read the manual if you want the GUI/manual steps Open the HTML readme:</text:p>
        </text:list-item>
      </text:list>
      <text:list text:style-name="L16">
        <text:list-item>
          <text:p text:style-name="P24">xdg-open Linux/installer.htm &amp; (or open with a browser)</text:p>
        </text:list-item>
      </text:list>
      <text:list text:style-name="L17">
        <text:list-item>
          <text:p text:style-name="P25">Verify installation</text:p>
        </text:list-item>
      </text:list>
      <text:list text:style-name="L18">
        <text:list-item>
          <text:p text:style-name="P26">List printers:</text:p>
          <text:list>
            <text:list-item>
              <text:p text:style-name="P27">lpstat -p -d</text:p>
            </text:list-item>
          </text:list>
        </text:list-item>
        <text:list-item>
          <text:p text:style-name="P26">Show installed driver packages:</text:p>
          <text:list>
            <text:list-item>
              <text:p text:style-name="P27"><text:soft-page-break/>Debian/Ubuntu: dpkg -l | grep -i brother</text:p>
            </text:list-item>
            <text:list-item>
              <text:p text:style-name="P27">RHEL: rpm -qa | grep -i brother</text:p>
            </text:list-item>
          </text:list>
        </text:list-item>
      </text:list>
      <text:p text:style-name="P2">If you like, I can:</text:p>
      <text:list text:style-name="L19">
        <text:list-item>
          <text:p text:style-name="P28">Tell you exactly which of the above commands to run for your distribution (tell me: Debian/Ubuntu or RHEL/CentOS/Fedora).</text:p>
        </text:list-item>
        <text:list-item>
          <text:p text:style-name="P28">Inspect the install.sh for exact behavior and any prompts it shows — paste the first ~50 lines or the whole file and I’ll read it and point out any interactive steps the installer will ask for.</text:p>
        </text:list-item>
      </text:list>
      <text:p text:style-name="P29"><draw:frame draw:style-name="fr1" draw:name="Frame2" text:anchor-type="char" svg:width="0.0161in" draw:z-index="1"><draw:text-box fo:min-height="0.0161in"><text:h text:style-name="P3" text:outline-level="3">You said: how do I run the install.sh in</text:h></draw:text-box></draw:frame>how do I run the install.sh in the Linux folder? There is 2 .sh files to check intallation and check packages that looks like they will be called for me.</text:p>
      <text:p text:style-name="P2"><draw:frame draw:style-name="fr1" draw:name="Frame3" text:anchor-type="char" svg:width="0.0161in" draw:z-index="2"><draw:text-box fo:min-height="0.0161in"><text:h text:style-name="P3" text:outline-level="3">Copilot said: Good — here are safe, exact commands</text:h></draw:text-box></draw:frame>Good — here are safe, exact commands and short explanations so you can run the installer and the two helper scripts. I’ll tell you how to inspect the scripts first, make them executable, run any checking scripts, run the installer as root, capture a log, and debug if something goes wrong.</text:p>
      <text:list text:style-name="L20">
        <text:list-item>
          <text:p text:style-name="P30">Change into the Linux directory From your current prompt:</text:p>
        </text:list-item>
      </text:list>
      <text:list text:style-name="L21">
        <text:list-item>
          <text:p text:style-name="P31">cd ~/Drivers/B1260dn_UnifiedLinuxDriver_1.01/cdroot/Linux</text:p>
        </text:list-item>
      </text:list>
      <text:list text:style-name="L22">
        <text:list-item>
          <text:p text:style-name="P32">See the exact script names</text:p>
        </text:list-item>
      </text:list>
      <text:list text:style-name="L23">
        <text:list-item>
          <text:p text:style-name="P33">ls -l *.sh This shows the two check scripts and install.sh so you know their names.</text:p>
        </text:list-item>
      </text:list>
      <text:list text:style-name="L24">
        <text:list-item>
          <text:p text:style-name="P34">Inspect the scripts (optional but recommended)</text:p>
        </text:list-item>
      </text:list>
      <text:list text:style-name="L25">
        <text:list-item>
          <text:p text:style-name="P35">head -n 80 install.sh</text:p>
        </text:list-item>
        <text:list-item>
          <text:p text:style-name="P35">less ./install.sh This lets you see whether the script calls dpkg/rpm, prompts for input, or requires being run from cdroot.</text:p>
        </text:list-item>
      </text:list>
      <text:list text:style-name="L26">
        <text:list-item>
          <text:p text:style-name="P36">Make the scripts executable</text:p>
        </text:list-item>
      </text:list>
      <text:list text:style-name="L27">
        <text:list-item>
          <text:p text:style-name="P37">sudo chmod +x *.sh</text:p>
        </text:list-item>
      </text:list>
      <text:list text:style-name="L28">
        <text:list-item>
          <text:p text:style-name="P38"><text:soft-page-break/>Run the check scripts first (recommended) If the check scripts are named e.g. check_packages.sh and check_installation.sh, run:</text:p>
        </text:list-item>
      </text:list>
      <text:list text:style-name="L29">
        <text:list-item>
          <text:p text:style-name="P39">sudo ./check_packages.sh</text:p>
        </text:list-item>
        <text:list-item>
          <text:p text:style-name="P39">sudo ./check_installation.sh If you don’t know the names, replace with what ls showed:</text:p>
        </text:list-item>
        <text:list-item>
          <text:p text:style-name="P39">sudo ./name-of-check-script.sh</text:p>
        </text:list-item>
      </text:list>
      <text:list text:style-name="L30">
        <text:list-item>
          <text:p text:style-name="P40">Run the installer script</text:p>
        </text:list-item>
      </text:list>
      <text:list text:style-name="L31">
        <text:list-item>
          <text:p text:style-name="P41">sudo ./install.sh If the installer is not executable for any reason or you prefer a shell interpreter:</text:p>
        </text:list-item>
        <text:list-item>
          <text:p text:style-name="P41">sudo bash install.sh</text:p>
        </text:list-item>
      </text:list>
      <text:list text:style-name="L32">
        <text:list-item>
          <text:p text:style-name="P42">Capture output to a log (so you can share errors)</text:p>
        </text:list-item>
      </text:list>
      <text:list text:style-name="L33">
        <text:list-item>
          <text:p text:style-name="P43">sudo ./install.sh 2&gt;&amp;1 | tee ~/brother-install.log</text:p>
        </text:list-item>
      </text:list>
      <text:list text:style-name="L34">
        <text:list-item>
          <text:p text:style-name="P44">If the script fails and you want a trace for debugging</text:p>
        </text:list-item>
      </text:list>
      <text:list text:style-name="L35">
        <text:list-item>
          <text:p text:style-name="P45">sudo bash -x install.sh 2&gt;&amp;1 | tee ~/brother-install-debug.log</text:p>
        </text:list-item>
      </text:list>
      <text:list text:style-name="L36">
        <text:list-item>
          <text:p text:style-name="P46">Typical follow-ups after a successful install</text:p>
        </text:list-item>
      </text:list>
      <text:list text:style-name="L37">
        <text:list-item>
          <text:p text:style-name="P47">Restart CUPS: sudo systemctl restart cups</text:p>
        </text:list-item>
        <text:list-item>
          <text:p text:style-name="P47">List printers: lpstat -p -d</text:p>
        </text:list-item>
        <text:list-item>
          <text:p text:style-name="P47">On Debian/Ubuntu show installed packages: dpkg -l | grep -i brother</text:p>
        </text:list-item>
        <text:list-item>
          <text:p text:style-name="P47">On RHEL/Fedora: rpm -qa | grep -i brother</text:p>
        </text:list-item>
      </text:list>
      <text:list text:style-name="L38">
        <text:list-item>
          <text:p text:style-name="P48">Common problems and immediate fixes</text:p>
        </text:list-item>
      </text:list>
      <text:list text:style-name="L39">
        <text:list-item>
          <text:p text:style-name="P49">If it complains “please run as root” — use sudo (as shown) or get a root shell: sudo -i then ./install.sh</text:p>
        </text:list-item>
        <text:list-item>
          <text:p text:style-name="P49"><text:soft-page-break/>If dpkg reports missing dependencies (Debian/Ubuntu): sudo apt update &amp;&amp; sudo apt install -f -y</text:p>
        </text:list-item>
        <text:list-item>
          <text:p text:style-name="P49">If the driver is 32-bit on 64-bit OS and libraries are missing (Debian/Ubuntu): sudo dpkg --add-architecture i386 &amp;&amp; sudo apt update &amp;&amp; sudo apt install libc6:i386 libstdc++6:i386 -y</text:p>
        </text:list-item>
      </text:list>
      <text:p text:style-name="P50">What I’ve done for you here: I walked through the safe, recommended sequence (inspect → make executable → run checks → run installer → log/debug). What’s next: run the commands above on your machine and either tell me the name of the two check scripts shown by ls or paste the first ~50 lines of install.sh (or the install log) and I’ll read it and point out any prompts or fixes you’ll need.</text:p>
      <text:p text:style-name="P29"><draw:frame draw:style-name="fr1" draw:name="Frame4" text:anchor-type="char" svg:width="0.0161in" draw:z-index="3"><draw:text-box fo:min-height="0.0161in"><text:h text:style-name="P3" text:outline-level="3">You said: can I dnf qt? **** It</text:h></draw:text-box></draw:frame>can I dnf qt? **** It seems Qt library is not installed, or X display is not accessible. **** Custom Qt library will be configured for use with this package.</text:p>
      <text:p text:style-name="P2"><draw:frame draw:style-name="fr1" draw:name="Frame5" text:anchor-type="char" svg:width="0.0161in" draw:z-index="4"><draw:text-box fo:min-height="0.0161in"><text:h text:style-name="P3" text:outline-level="3">Copilot said: Yes — you can install Qt with</text:h></draw:text-box></draw:frame>Yes — you can install Qt with dnf. Below are safe, short commands and a few options depending on whether you have a GUI/X session or are on a headless machine, and whether the driver is 32‑bit.</text:p>
      <text:list text:style-name="L40">
        <text:list-item>
          <text:p text:style-name="P51">If you have a desktop (X running) — install Qt5 runtime:</text:p>
        </text:list-item>
      </text:list>
      <text:list text:style-name="L41">
        <text:list-item>
          <text:p text:style-name="P52">sudo dnf install -y qt5-qtbase qt5-qtbase-gui qt5-qtx11extras</text:p>
        </text:list-item>
      </text:list>
      <text:list text:style-name="L42">
        <text:list-item>
          <text:p text:style-name="P53">If the installer or check script reports a 32-bit requirement on a 64‑bit system, install the i686 runtime too:</text:p>
        </text:list-item>
      </text:list>
      <text:list text:style-name="L43">
        <text:list-item>
          <text:p text:style-name="P54">sudo dnf install -y qt5-qtbase.i686 qt5-qtbase-gui.i686 qt5-qtx11extras.i686</text:p>
        </text:list-item>
      </text:list>
      <text:list text:style-name="L44">
        <text:list-item>
          <text:p text:style-name="P55">If you are on a headless server (no X) — run the installer inside a virtual X server:</text:p>
        </text:list-item>
      </text:list>
      <text:list text:style-name="L45">
        <text:list-item>
          <text:p text:style-name="P56">sudo dnf install -y xorg-x11-server-Xvfb</text:p>
        </text:list-item>
        <text:list-item>
          <text:p text:style-name="P56">sudo xvfb-run ./install.sh (You can replace ./install.sh with sudo ./install.sh if the script requires root; xvfb-run preserves the DISPLAY for the process.)</text:p>
        </text:list-item>
      </text:list>
      <text:list text:style-name="L46">
        <text:list-item>
          <text:p text:style-name="P57">Alternative headless method (may or may not work depending on the installer):</text:p>
        </text:list-item>
      </text:list>
      <text:list text:style-name="L47">
        <text:list-item>
          <text:p text:style-name="P58"><text:soft-page-break/>sudo QT_QPA_PLATFORM=offscreen ./install.sh</text:p>
        </text:list-item>
      </text:list>
      <text:list text:style-name="L48">
        <text:list-item>
          <text:p text:style-name="P59">If you want to verify available Qt packages first:</text:p>
        </text:list-item>
      </text:list>
      <text:list text:style-name="L49">
        <text:list-item>
          <text:p text:style-name="P60">dnf search qt5 | less</text:p>
        </text:list-item>
        <text:list-item>
          <text:p text:style-name="P61"><text:span text:style-name="T1">dnf list installed '</text:span><text:span text:style-name="Emphasis"><text:span text:style-name="T1">qt5</text:span></text:span><text:span text:style-name="T1">' | sed -n '1,200p'</text:span></text:p>
        </text:list-item>
      </text:list>
      <text:list text:style-name="L50">
        <text:list-item>
          <text:p text:style-name="P62">After installing Qt and running the installer, restart CUPS:</text:p>
        </text:list-item>
      </text:list>
      <text:list text:style-name="L51">
        <text:list-item>
          <text:p text:style-name="P63">sudo systemctl restart cups</text:p>
        </text:list-item>
      </text:list>
      <text:list text:style-name="L52">
        <text:list-item>
          <text:p text:style-name="P64">If the installer still says “X display is not accessible”:</text:p>
        </text:list-item>
      </text:list>
      <text:list text:style-name="L53">
        <text:list-item>
          <text:p text:style-name="P65">Make sure you have an X session and your $DISPLAY is set (echo $DISPLAY)</text:p>
        </text:list-item>
        <text:list-item>
          <text:p text:style-name="P65">If you’re using sudo from a desktop, allow root to use your display:</text:p>
          <text:list>
            <text:list-item>
              <text:p text:style-name="P66">xhost +SI:localuser:root</text:p>
            </text:list-item>
            <text:list-item>
              <text:p text:style-name="P66">sudo ./install.sh</text:p>
            </text:list-item>
            <text:list-item>
              <text:p text:style-name="P66">then xhost -SI:localuser:root</text:p>
            </text:list-item>
          </text:list>
        </text:list-item>
      </text:list>
      <text:list text:style-name="L54">
        <text:list-item>
          <text:p text:style-name="P67">If you’re unsure whether the driver is 32‑bit or 64‑bit, run the check script you mentioned first (it will often report missing libs):</text:p>
        </text:list-item>
      </text:list>
      <text:list text:style-name="L55">
        <text:list-item>
          <text:p text:style-name="P68">sudo ./check_packages.sh (or whatever the check script name is)</text:p>
        </text:list-item>
      </text:list>
      <text:p text:style-name="P2">If you tell me:</text:p>
      <text:list text:style-name="L56">
        <text:list-item>
          <text:p text:style-name="P69">whether you are on Fedora/RHEL and which version, and</text:p>
        </text:list-item>
        <text:list-item>
          <text:p text:style-name="P69">whether the machine has a desktop/X session or is headless, I’ll give the single command line you should run (including i686 packages if needed) and the exact xvfb-run invocation if you need headless mode.</text:p>
        </text:list-item>
      </text:list>
      <text:p text:style-name="P29"><draw:frame draw:style-name="fr1" draw:name="Frame6" text:anchor-type="char" svg:width="0.0161in" draw:z-index="5"><draw:text-box fo:min-height="0.0161in"><text:h text:style-name="P3" text:outline-level="3">You said: I'm running on Fedora 43 Gnome "qt5-qtbase-5.15.18-1.fc43.x86_64"</text:h></draw:text-box></draw:frame>I'm running on Fedora 43 Gnome "qt5-qtbase-5.15.18-1.fc43.x86_64" is already installed" so what is the x server that I need</text:p>
      <text:p text:style-name="P2"><draw:frame draw:style-name="fr1" draw:name="Frame7" text:anchor-type="char" svg:width="0.0161in" draw:z-index="6"><draw:text-box fo:min-height="0.0161in"><text:h text:style-name="P3" text:outline-level="3">Copilot said: Short answer: the installer needs an X11</text:h></draw:text-box></draw:frame><text:soft-page-break/>Short answer: the installer needs an X11 display. On Fedora GNOME you can either run it inside a real Xorg session (the easiest / most reliable) or create a virtual X server (Xvfb) for a headless install. Many users on modern GNOME run Wayland by default, and some installers detect Wayland as “no X display” — switching to an Xorg session or using Xvfb fixes that.</text:p>
      <text:p text:style-name="P2">Pick one of these options and use the commands shown.</text:p>
      <text:list text:style-name="L57">
        <text:list-item>
          <text:p text:style-name="P70">Quick checks (tell you what you’re running)</text:p>
        </text:list-item>
      </text:list>
      <text:list text:style-name="L58">
        <text:list-item>
          <text:p text:style-name="P71">Check whether you’re on Wayland or X:</text:p>
          <text:list>
            <text:list-item>
              <text:p text:style-name="P72">echo $XDG_SESSION_TYPE</text:p>
            </text:list-item>
          </text:list>
        </text:list-item>
        <text:list-item>
          <text:p text:style-name="P71">Check display:</text:p>
          <text:list>
            <text:list-item>
              <text:p text:style-name="P72">echo $DISPLAY</text:p>
            </text:list-item>
          </text:list>
        </text:list-item>
      </text:list>
      <text:p text:style-name="P2">If XDG_SESSION_TYPE prints "wayland" you’re on Wayland (XWayland will still run many X apps, but the installer can fail). If it prints "x11" you already have an X session.</text:p>
      <text:list text:style-name="L59">
        <text:list-item>
          <text:p text:style-name="P73">Easiest / most reliable: run in a GNOME on Xorg session</text:p>
        </text:list-item>
      </text:list>
      <text:list text:style-name="L60">
        <text:list-item>
          <text:p text:style-name="P74">Log out.</text:p>
        </text:list-item>
        <text:list-item>
          <text:p text:style-name="P74">On the login screen click the gear icon and choose “GNOME on Xorg” (or “GNOME on X11”), then log back in.</text:p>
        </text:list-item>
        <text:list-item>
          <text:p text:style-name="P74">Open a terminal and run:</text:p>
          <text:list>
            <text:list-item>
              <text:p text:style-name="P75">cd ~/Drivers/B1260dn_UnifiedLinuxDriver_1.01/cdroot/Linux</text:p>
            </text:list-item>
            <text:list-item>
              <text:p text:style-name="P75">sudo chmod +x *.sh</text:p>
            </text:list-item>
            <text:list-item>
              <text:p text:style-name="P75">xhost +SI:localuser:root # allow root to use your display</text:p>
            </text:list-item>
            <text:list-item>
              <text:p text:style-name="P75">sudo ./install.sh</text:p>
            </text:list-item>
            <text:list-item>
              <text:p text:style-name="P75">xhost -SI:localuser:root # revoke the permission when done</text:p>
            </text:list-item>
          </text:list>
        </text:list-item>
      </text:list>
      <text:p text:style-name="P2">Notes:</text:p>
      <text:list text:style-name="L61">
        <text:list-item>
          <text:p text:style-name="P76"><text:soft-page-break/>If sudo clears DISPLAY/XAUTHORITY, xhost is the simplest way to allow the GUI to show for the installer.</text:p>
        </text:list-item>
        <text:list-item>
          <text:p text:style-name="P76">If you prefer not to allow root access, you can try: sudo --preserve-env=DISPLAY,XAUTHORITY ./install.sh (works if your sudo config permits preserving env vars).</text:p>
        </text:list-item>
      </text:list>
      <text:list text:style-name="L62">
        <text:list-item>
          <text:p text:style-name="P77">If you cannot switch to Xorg (headless or remote): use Xvfb (virtual X server)</text:p>
        </text:list-item>
      </text:list>
      <text:list text:style-name="L63">
        <text:list-item>
          <text:p text:style-name="P78">Install Xvfb:</text:p>
          <text:list>
            <text:list-item>
              <text:p text:style-name="P79">sudo dnf install -y xorg-x11-server-Xvfb</text:p>
            </text:list-item>
          </text:list>
        </text:list-item>
        <text:list-item>
          <text:p text:style-name="P78">Run the installer under a virtual X server as root:</text:p>
          <text:list>
            <text:list-item>
              <text:p text:style-name="P79">sudo xvfb-run -a ./install.sh</text:p>
            </text:list-item>
            <text:list-item>
              <text:p text:style-name="P79">(or, if you want an explicit X display:)</text:p>
              <text:list>
                <text:list-item>
                  <text:p text:style-name="P79">sudo bash -c 'Xvfb :99 -screen 0 1024x768x24 &gt;/dev/null 2&gt;&amp;1 &amp; sleep 1; DISPLAY=:99 ./install.sh'</text:p>
                </text:list-item>
              </text:list>
            </text:list-item>
          </text:list>
        </text:list-item>
      </text:list>
      <text:list text:style-name="L64">
        <text:list-item>
          <text:p text:style-name="P80">If the installer still complains about Qt being missing and you need 32-bit libs (Some Brother installers are 32-bit.)</text:p>
        </text:list-item>
      </text:list>
      <text:list text:style-name="L65">
        <text:list-item>
          <text:p text:style-name="P81">Install 64-bit + i686 Qt runtimes:</text:p>
          <text:list>
            <text:list-item>
              <text:p text:style-name="P82">sudo dnf install -y qt5-qtbase qt5-qtbase-gui qt5-qtx11extras<text:line-break/>qt5-qtbase.i686 qt5-qtbase-gui.i686 qt5-qtx11extras.i686</text:p>
            </text:list-item>
          </text:list>
        </text:list-item>
      </text:list>
      <text:list text:style-name="L66">
        <text:list-item>
          <text:p text:style-name="P83">Troubleshooting</text:p>
        </text:list-item>
      </text:list>
      <text:list text:style-name="L67">
        <text:list-item>
          <text:p text:style-name="P84">If you see “X display is not accessible” despite being on Xorg, check:</text:p>
          <text:list>
            <text:list-item>
              <text:p text:style-name="P85">echo $DISPLAY</text:p>
            </text:list-item>
            <text:list-item>
              <text:p text:style-name="P85">xhost # shows who is allowed</text:p>
            </text:list-item>
            <text:list-item>
              <text:p text:style-name="P85">run install with sudo after xhost +SI:localuser:root</text:p>
            </text:list-item>
          </text:list>
        </text:list-item>
        <text:list-item>
          <text:p text:style-name="P84">To capture installer output:</text:p>
          <text:list>
            <text:list-item>
              <text:p text:style-name="P85"><text:soft-page-break/>sudo ./install.sh 2&gt;&amp;1 | tee ~/brother-install.log</text:p>
            </text:list-item>
          </text:list>
        </text:list-item>
      </text:list>
      <text:p text:style-name="P50">If you tell me whether echo $XDG_SESSION_TYPE returned wayland or x11, I’ll give the single exact command sequence you should run next.</text:p>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9T12:05:34.932967077</meta:creation-date>
    <meta:editing-duration>P0D</meta:editing-duration>
    <meta:editing-cycles>1</meta:editing-cycles>
    <meta:generator>LibreOffice/25.8.3.2$Linux_X86_64 LibreOffice_project/580$Build-2</meta:generator>
    <dc:title>Half Inch Margin</dc:title>
    <meta:document-statistic meta:table-count="0" meta:image-count="0" meta:object-count="0" meta:page-count="10" meta:paragraph-count="168" meta:word-count="1933" meta:character-count="11222" meta:non-whitespace-character-count="9593"/>
    <meta:template xlink:type="simple" xlink:actuate="onRequest" xlink:title="Half Inch Margin" xlink:href="../../../Templates/Half%20Inch%20Margin.ott" meta:date="2025-12-09T12:05:34.407865738"/>
  </office:meta>
</office:document-meta>
</file>